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9510" officeooo:paragraph-rsid="00209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original document signed by a trusted entity.</text:p>
      <text:p text:style-name="P1">This document contains instructions for a sensitive tas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17:07.723738521</meta:creation-date>
    <dc:date>2023-03-11T21:23:02.337099873</dc:date>
    <meta:editing-duration>PT2M25S</meta:editing-duration>
    <meta:editing-cycles>3</meta:editing-cycles>
    <meta:generator>LibreOffice/7.4.4.2$Linux_AARCH64 LibreOffice_project/40$Build-2</meta:generator>
    <meta:document-statistic meta:table-count="0" meta:image-count="0" meta:object-count="0" meta:page-count="1" meta:paragraph-count="2" meta:word-count="18" meta:character-count="113" meta:non-whitespace-character-count="9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300fa00f4000a00560023004700fb0090000a0060001d001000310078007a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d8UgpDL42WsB44aKy7JNzQ5/0WTDkxs4dNjNYUGHB7A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BNZ7KHasRCE0ZC5xAHZoJbdF6tf2bjUkCx/8hE8I1TI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NPJmM8pBCc8Fz82ODPol0TZs/1qha8trMXj/7exqpiQ=</DigestValue>
      </Reference>
      <Reference URI="Thumbnails/thumbnail.png">
        <DigestMethod Algorithm="http://www.w3.org/2001/04/xmlenc#sha256"/>
        <DigestValue>h1NK197Qgz+o2iruyU1nCylOF+bGEoKQtMOf5nyKhR0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56fSa//6fLDTofcVb/x+TBtRtL93TXp1DuIZEf7714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BmWW0dkdsaF4UswX31l0hBfyUAnW+V/GULRPFeLNHA=</DigestValue>
      </Reference>
      <Reference URI="mimetype">
        <DigestMethod Algorithm="http://www.w3.org/2001/04/xmlenc#sha256"/>
        <DigestValue>cU2+NwsKcGNmkhfZGyh1Zv6Lq7yFmbYpskR2/4G4NZM=</DigestValue>
      </Reference>
      <Reference URI="#ID_008300af0046001200730015004d00fb00b60035009800a4008600f900e90087">
        <DigestMethod Algorithm="http://www.w3.org/2001/04/xmlenc#sha256"/>
        <DigestValue>EEydIcOYWT6iTmwJ/TS4KPYuueUdqMQ2QNbBZJiMnns=</DigestValue>
      </Reference>
      <Reference URI="#idSignedProperties_ID_000300fa00f4000a00560023004700fb0090000a0060001d001000310078007a" Type="http://uri.etsi.org/01903#SignedProperties">
        <DigestMethod Algorithm="http://www.w3.org/2001/04/xmlenc#sha256"/>
        <DigestValue>XrglGSaChQ7dvAQv3BNWmiZyR+Cp18SKJXJp/18pKQI=</DigestValue>
      </Reference>
    </SignedInfo>
    <SignatureValue>kzsyCkynu7wSeYSd5tbrbT8GsbUIWJ9Pz2PO05vQfl9koaaFRqC/YC1F3swqwfif
0FnWooVRXFgFM0BDPsgwFk71E4AhOhYDrmatAGWMUtF6Y8Y4A8VDtRLt27e2aww5
ZN+1f3XCUwHd4XQNA8NC8QsTd5ZedoSyEURVUB1Q8bGWOBOdDLwpRcrs/aaNUJx4
xeISw76qoMbAhuHJhIjwE0Wb8uYDk1JYiyg7DlN+V2xgJwfbm6/OK/REOa4dExZl
UcqaokH968pZ6pzLI09inzF/AitJFxJT5zqYMK4ps4xy2rhPvBgB6ijXip1L7M5Z
kjumssPRIJ3EA5eREHmjzg==</SignatureValue>
    <KeyInfo>
      <X509Data>
        <X509IssuerSerial>
          <X509IssuerName>CN=WISeKey CertifyID Personal GB CA 4,O=WISeKey,C=CH</X509IssuerName>
          <X509SerialNumber>639436074202529665868168330117934750457065250886</X509SerialNumber>
        </X509IssuerSerial>
        <X509Certificate>MIIFGjCCBAKgAwIBAgIUcAFOJFe3CatgQYedDhcLAZX2IEYwDQYJKoZIhvcNAQELBQAwTDELMAkGA1UEBhMCQ0gxEDAOBgNVBAoTB1dJU2VLZXkxKzApBgNVBAMTIldJU2VLZXkgQ2VydGlmeUlEIFBlcnNvbmFsIEdCIENBIDQwHhcNMjMwMzA4MTA1ODA0WhcNMjMwNjA2MTA1ODA0WjCBlzFDMEEGA1UECww6UGVyc29uJ3MgSWRlbnRpdHkgbm90IFZlcmlmaWVkIC0gV0lTZUlEIEJhc2ljIENlcnRpZmljYXRlczEkMCIGA1UEAwwbYnJlbmRvbmR1bmNhbl8xQGhvdG1haWwuY29tMSowKAYJKoZIhvcNAQkBFhticmVuZG9uZHVuY2FuXzFAaG90bWFpbC5jb20wggEiMA0GCSqGSIb3DQEBAQUAA4IBDwAwggEKAoIBAQDBR99dfWUOWST2JbYO36jVULw7fdGD7mLFDJ5h9yHXdoTf/7S2T49AGGdv9uwYM+BkLBIFRH+WulhobYN7/iHZLCqlE8kX8bLfvrQEoeP8y1rMwZlC6a5b+wSITrYgAP2hRAT/TsW9WZWclljHt9GV5Tu4HcU5nS0gWe2U7YtFAcWG0nzn5mFFtd8mvoOKaU9+sj1pqdd/JOPONz2LXXyqbLmrgOutFA5X/Q7HYXJy9NNKg87E0XE5EtKqEn5lDqS4yLXYhbbSFLco/gkn8dMHfQjC5AVOC/gdSuqQxsniIfw2lBTTn/xCFaaoqQwvXqipLW4PeFxc5h5QW68H8IzbAgMBAAGjggGmMIIBojAMBgNVHRMBAf8EAjAAMB8GA1UdIwQYMBaAFNtoLANXesw9bGmhOaCbv7CKGVexMHAGCCsGAQUFBwEBBGQwYjA7BggrBgEFBQcwAoYvaHR0cDovL3B1YmxpYy53aXNla2V5LmNvbS9jcnQvd2NpZHBlcnNnYmNhNC5jZXIwIwYIKwYBBQUHMAGGF2h0dHA6Ly9vY3NwLndpc2VrZXkuY29tMCYGA1UdEQQfMB2BG2JyZW5kb25kdW5jYW5fMUBob3RtYWlsLmNvbTBHBgNVHSAEQDA+MDwGCGCFdAUOBwQBMDAwLgYIKwYBBQUHAgEWImh0dHA6Ly93d3cud2lzZWtleS5jb20vcmVwb3NpdG9yeS8wHQYDVR0lBBYwFAYIKwYBBQUHAwIGCCsGAQUFBwMEMEAGA1UdHwQ5MDcwNaAzoDGGL2h0dHA6Ly9wdWJsaWMud2lzZWtleS5jb20vY3JsL3djaWRwZXJzZ2JjYTQuY3JsMB0GA1UdDgQWBBR+Xm6TuGHPzX2qxL0vSHPMUInqYzAOBgNVHQ8BAf8EBAMCBaAwDQYJKoZIhvcNAQELBQADggEBAI6RpjxfpQx1b1/yMwuFVYfZXETbixfQoTfYk6gNKYz5Ixm4hk7mbwnkdHKHb0zGrJGiUzOikaRtjZRI0+sBdBFk0EE0atcpz8qj2uu/VAvLcS4wWuhOv3M3eoMxQ3SWP09L8pjBPaEm18SIebUMeh7YuJARK3M9O8bxS4vXz7qcZxK2VVQfdzZNbIRz2q3XKo1egBbNwlv/X/nARAy0FmBAkmrTk7TW0nNcf0P4hOuqjZuB6iRqPsigyXo6o1uapzk50FyEzzm8qO8APfFthn3fHHmdTPur/q4HWcpB3Xkp/R2gwFkNffu82ELJz639VTRS2bOD3V8U/IUWfQ7iDxo=</X509Certificate>
      </X509Data>
    </KeyInfo>
    <Object>
      <SignatureProperties>
        <SignatureProperty Id="ID_008300af0046001200730015004d00fb00b60035009800a4008600f900e90087" Target="#ID_000300fa00f4000a00560023004700fb0090000a0060001d001000310078007a">
          <dc:date xmlns:dc="http://purl.org/dc/elements/1.1/">2023-03-11T21:23:31.223906990</dc:date>
        </SignatureProperty>
      </SignatureProperties>
    </Object>
    <Object xmlns:xd="http://uri.etsi.org/01903/v1.3.2#">
      <xd:QualifyingProperties Target="#ID_000300fa00f4000a00560023004700fb0090000a0060001d001000310078007a">
        <xd:SignedProperties Id="idSignedProperties_ID_000300fa00f4000a00560023004700fb0090000a0060001d001000310078007a">
          <xd:SignedSignatureProperties>
            <xd:SigningTime>2023-03-11T21:23:31.223906990</xd:SigningTime>
            <xd:SigningCertificate>
              <xd:Cert>
                <xd:CertDigest>
                  <DigestMethod Algorithm="http://www.w3.org/2001/04/xmlenc#sha256"/>
                  <DigestValue>PdNMA6lA234hAVgDakOuD91q3Lv05ol+KpGCVsPrJJ8=</DigestValue>
                </xd:CertDigest>
                <xd:IssuerSerial>
                  <X509IssuerName>CN=WISeKey CertifyID Personal GB CA 4,O=WISeKey,C=CH</X509IssuerName>
                  <X509SerialNumber>63943607420252966586816833011793475045706525088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0300fa00f4000a00560023004700fb0090000a0060001d001000310078007a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GjCCBAKgAwIBAgIUcAFOJFe3CatgQYedDhcLAZX2IEYwDQYJKoZIhvcNAQELBQAwTDELMAkGA1UEBhMCQ0gxEDAOBgNVBAoTB1dJU2VLZXkxKzApBgNVBAMTIldJU2VLZXkgQ2VydGlmeUlEIFBlcnNvbmFsIEdCIENBIDQwHhcNMjMwMzA4MTA1ODA0WhcNMjMwNjA2MTA1ODA0WjCBlzFDMEEGA1UECww6UGVyc29uJ3MgSWRlbnRpdHkgbm90IFZlcmlmaWVkIC0gV0lTZUlEIEJhc2ljIENlcnRpZmljYXRlczEkMCIGA1UEAwwbYnJlbmRvbmR1bmNhbl8xQGhvdG1haWwuY29tMSowKAYJKoZIhvcNAQkBFhticmVuZG9uZHVuY2FuXzFAaG90bWFpbC5jb20wggEiMA0GCSqGSIb3DQEBAQUAA4IBDwAwggEKAoIBAQDBR99dfWUOWST2JbYO36jVULw7fdGD7mLFDJ5h9yHXdoTf/7S2T49AGGdv9uwYM+BkLBIFRH+WulhobYN7/iHZLCqlE8kX8bLfvrQEoeP8y1rMwZlC6a5b+wSITrYgAP2hRAT/TsW9WZWclljHt9GV5Tu4HcU5nS0gWe2U7YtFAcWG0nzn5mFFtd8mvoOKaU9+sj1pqdd/JOPONz2LXXyqbLmrgOutFA5X/Q7HYXJy9NNKg87E0XE5EtKqEn5lDqS4yLXYhbbSFLco/gkn8dMHfQjC5AVOC/gdSuqQxsniIfw2lBTTn/xCFaaoqQwvXqipLW4PeFxc5h5QW68H8IzbAgMBAAGjggGmMIIBojAMBgNVHRMBAf8EAjAAMB8GA1UdIwQYMBaAFNtoLANXesw9bGmhOaCbv7CKGVexMHAGCCsGAQUFBwEBBGQwYjA7BggrBgEFBQcwAoYvaHR0cDovL3B1YmxpYy53aXNla2V5LmNvbS9jcnQvd2NpZHBlcnNnYmNhNC5jZXIwIwYIKwYBBQUHMAGGF2h0dHA6Ly9vY3NwLndpc2VrZXkuY29tMCYGA1UdEQQfMB2BG2JyZW5kb25kdW5jYW5fMUBob3RtYWlsLmNvbTBHBgNVHSAEQDA+MDwGCGCFdAUOBwQBMDAwLgYIKwYBBQUHAgEWImh0dHA6Ly93d3cud2lzZWtleS5jb20vcmVwb3NpdG9yeS8wHQYDVR0lBBYwFAYIKwYBBQUHAwIGCCsGAQUFBwMEMEAGA1UdHwQ5MDcwNaAzoDGGL2h0dHA6Ly9wdWJsaWMud2lzZWtleS5jb20vY3JsL3djaWRwZXJzZ2JjYTQuY3JsMB0GA1UdDgQWBBR+Xm6TuGHPzX2qxL0vSHPMUInqYzAOBgNVHQ8BAf8EBAMCBaAwDQYJKoZIhvcNAQELBQADggEBAI6RpjxfpQx1b1/yMwuFVYfZXETbixfQoTfYk6gNKYz5Ixm4hk7mbwnkdHKHb0zGrJGiUzOikaRtjZRI0+sBdBFk0EE0atcpz8qj2uu/VAvLcS4wWuhOv3M3eoMxQ3SWP09L8pjBPaEm18SIebUMeh7YuJARK3M9O8bxS4vXz7qcZxK2VVQfdzZNbIRz2q3XKo1egBbNwlv/X/nARAy0FmBAkmrTk7TW0nNcf0P4hOuqjZuB6iRqPsigyXo6o1uapzk50FyEzzm8qO8APfFthn3fHHmdTPur/q4HWcpB3Xkp/R2gwFkNffu82ELJz639VTRS2bOD3V8U/IUWfQ7iDxo=</xd:EncapsulatedX509Certificate>
            </xd:CertificateValues>
          </xd:UnsignedSignatureProperties>
        </xd:UnsignedProperties>
      </xd:QualifyingProperties>
    </Object>
  </Signature>
</document-signatures>
</file>